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path draw:style-name="gr1" draw:layer="layout" svg:width="14.06cm" svg:height="14.06cm" svg:x="0.026cm" svg:y="0.026cm" svg:viewBox="0 0 14061 14061" svg:d="M0 14061h14061M14061 14061v-14061M14061 0h-14061M0 0v1406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